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2.558cm"/>
    </style:style>
    <style:style style:name="co3" style:family="table-column">
      <style:table-column-properties fo:break-before="auto" style:column-width="2.806cm"/>
    </style:style>
    <style:style style:name="co4" style:family="table-column">
      <style:table-column-properties fo:break-before="auto" style:column-width="2.52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row table:style-name="ro1">
          <table:table-cell office:value-type="string">
            <text:p>Threshold</text:p>
          </table:table-cell>
          <table:table-cell office:value-type="string">
            <text:p>rmse_pred</text:p>
          </table:table-cell>
          <table:table-cell office:value-type="string">
            <text:p>rmse_kt</text:p>
          </table:table-cell>
          <table:table-cell office:value-type="string">
            <text:p>corrects_karma</text:p>
          </table:table-cell>
          <table:table-cell office:value-type="string">
            <text:p>corrects_pred</text:p>
          </table:table-cell>
          <table:table-cell office:value-type="string">
            <text:p>PL0_avg</text:p>
          </table:table-cell>
          <table:table-cell office:value-type="string">
            <text:p>PL0_stdev</text:p>
          </table:table-cell>
          <table:table-cell office:value-type="string">
            <text:p>PT_avg</text:p>
          </table:table-cell>
          <table:table-cell office:value-type="string">
            <text:p>PT_stdev</text:p>
          </table:table-cell>
          <table:table-cell office:value-type="string">
            <text:p>PS_avg</text:p>
          </table:table-cell>
          <table:table-cell office:value-type="string">
            <text:p>PS_stdev</text:p>
          </table:table-cell>
          <table:table-cell office:value-type="string">
            <text:p>PG_avg</text:p>
          </table:table-cell>
          <table:table-cell office:value-type="string">
            <text:p>PG_stdev</text:p>
          </table:table-cell>
          <table:table-cell office:value-type="string">
            <text:p>correct_dif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785628256">
            <text:p>0,2785628256</text:p>
          </table:table-cell>
          <table:table-cell office:value-type="float" office:value="0.1882980557">
            <text:p>0,1882980557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3416687127">
            <text:p>0,3416687127</text:p>
          </table:table-cell>
          <table:table-cell office:value-type="float" office:value="0">
            <text:p>0</text:p>
          </table:table-cell>
          <table:table-cell office:value-type="float" office:value="0.3105775089">
            <text:p>0,3105775089</text:p>
          </table:table-cell>
          <table:table-cell office:value-type="float" office:value="0">
            <text:p>0</text:p>
          </table:table-cell>
          <table:table-cell table:formula="of:=ABS([.E2]-[.D2])" office:value-type="float" office:value="0">
            <text:p>0</text:p>
          </table:table-cell>
        </table:table-row>
        <table:table-row table:style-name="ro1">
          <table:table-cell office:value-type="float" office:value="0.04">
            <text:p>0,04</text:p>
          </table:table-cell>
          <table:table-cell office:value-type="float" office:value="0.2785628256">
            <text:p>0,2785628256</text:p>
          </table:table-cell>
          <table:table-cell office:value-type="float" office:value="0.1882980557">
            <text:p>0,1882980557</text:p>
          </table:table-cell>
          <table:table-cell office:value-type="float" office:value="0.6176346802">
            <text:p>0,617634680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3416687127">
            <text:p>0,3416687127</text:p>
          </table:table-cell>
          <table:table-cell office:value-type="float" office:value="0">
            <text:p>0</text:p>
          </table:table-cell>
          <table:table-cell office:value-type="float" office:value="0.3105775089">
            <text:p>0,3105775089</text:p>
          </table:table-cell>
          <table:table-cell office:value-type="float" office:value="0">
            <text:p>0</text:p>
          </table:table-cell>
          <table:table-cell table:formula="of:=ABS([.E3]-[.D3])" office:value-type="float" office:value="0.3823653198">
            <text:p>0,3823653198</text:p>
          </table:table-cell>
        </table:table-row>
        <table:table-row table:style-name="ro1">
          <table:table-cell office:value-type="float" office:value="0.08">
            <text:p>0,08</text:p>
          </table:table-cell>
          <table:table-cell office:value-type="float" office:value="0.2785628256">
            <text:p>0,2785628256</text:p>
          </table:table-cell>
          <table:table-cell office:value-type="float" office:value="0.0074524847">
            <text:p>0,0074524847</text:p>
          </table:table-cell>
          <table:table-cell office:value-type="float" office:value="0.4033671315">
            <text:p>0,4033671315</text:p>
          </table:table-cell>
          <table:table-cell office:value-type="float" office:value="0.8868103219">
            <text:p>0,8868103219</text:p>
          </table:table-cell>
          <table:table-cell office:value-type="float" office:value="0.8325652357">
            <text:p>0,8325652357</text:p>
          </table:table-cell>
          <table:table-cell office:value-type="float" office:value="0.0055812485">
            <text:p>0,0055812485</text:p>
          </table:table-cell>
          <table:table-cell office:value-type="float" office:value="0.8737318294">
            <text:p>0,8737318294</text:p>
          </table:table-cell>
          <table:table-cell office:value-type="float" office:value="0.0037711363">
            <text:p>0,0037711363</text:p>
          </table:table-cell>
          <table:table-cell office:value-type="float" office:value="0.3628742161">
            <text:p>0,3628742161</text:p>
          </table:table-cell>
          <table:table-cell office:value-type="float" office:value="0.0000763571">
            <text:p>7,63571E-005</text:p>
          </table:table-cell>
          <table:table-cell office:value-type="float" office:value="0.3273338622">
            <text:p>0,3273338622</text:p>
          </table:table-cell>
          <table:table-cell office:value-type="float" office:value="0.0000672217">
            <text:p>6,72217E-005</text:p>
          </table:table-cell>
          <table:table-cell table:formula="of:=ABS([.E4]-[.D4])" office:value-type="float" office:value="0.4834431904">
            <text:p>0,4834431904</text:p>
          </table:table-cell>
        </table:table-row>
        <table:table-row table:style-name="ro1">
          <table:table-cell office:value-type="float" office:value="0.12">
            <text:p>0,12</text:p>
          </table:table-cell>
          <table:table-cell office:value-type="float" office:value="0.2785628256">
            <text:p>0,2785628256</text:p>
          </table:table-cell>
          <table:table-cell office:value-type="float" office:value="0.011677856">
            <text:p>0,011677856</text:p>
          </table:table-cell>
          <table:table-cell office:value-type="float" office:value="0.3101815736">
            <text:p>0,3101815736</text:p>
          </table:table-cell>
          <table:table-cell office:value-type="float" office:value="0.8392511599">
            <text:p>0,8392511599</text:p>
          </table:table-cell>
          <table:table-cell office:value-type="float" office:value="0.7640993266">
            <text:p>0,7640993266</text:p>
          </table:table-cell>
          <table:table-cell office:value-type="float" office:value="0.0084160567">
            <text:p>0,0084160567</text:p>
          </table:table-cell>
          <table:table-cell office:value-type="float" office:value="0.8117517117">
            <text:p>0,8117517117</text:p>
          </table:table-cell>
          <table:table-cell office:value-type="float" office:value="0.0062002454">
            <text:p>0,0062002454</text:p>
          </table:table-cell>
          <table:table-cell office:value-type="float" office:value="0.3682497329">
            <text:p>0,3682497329</text:p>
          </table:table-cell>
          <table:table-cell office:value-type="float" office:value="0.0001089147">
            <text:p>0,0001089147</text:p>
          </table:table-cell>
          <table:table-cell office:value-type="float" office:value="0.3321152618">
            <text:p>0,3321152618</text:p>
          </table:table-cell>
          <table:table-cell office:value-type="float" office:value="0.0001009479">
            <text:p>0,0001009479</text:p>
          </table:table-cell>
          <table:table-cell table:formula="of:=ABS([.E5]-[.D5])" office:value-type="float" office:value="0.5290695863">
            <text:p>0,5290695863</text:p>
          </table:table-cell>
        </table:table-row>
        <table:table-row table:style-name="ro1">
          <table:table-cell office:value-type="float" office:value="0.16">
            <text:p>0,16</text:p>
          </table:table-cell>
          <table:table-cell office:value-type="float" office:value="0.2785628256">
            <text:p>0,2785628256</text:p>
          </table:table-cell>
          <table:table-cell office:value-type="float" office:value="0.0315054318">
            <text:p>0,0315054318</text:p>
          </table:table-cell>
          <table:table-cell office:value-type="float" office:value="0.2426803136">
            <text:p>0,2426803136</text:p>
          </table:table-cell>
          <table:table-cell office:value-type="float" office:value="0.6517307073">
            <text:p>0,6517307073</text:p>
          </table:table-cell>
          <table:table-cell office:value-type="float" office:value="0.4842066498">
            <text:p>0,4842066498</text:p>
          </table:table-cell>
          <table:table-cell office:value-type="float" office:value="0.0009406138">
            <text:p>0,0009406138</text:p>
          </table:table-cell>
          <table:table-cell office:value-type="float" office:value="0.5682026995">
            <text:p>0,5682026995</text:p>
          </table:table-cell>
          <table:table-cell office:value-type="float" office:value="0.0008682562">
            <text:p>0,0008682562</text:p>
          </table:table-cell>
          <table:table-cell office:value-type="float" office:value="0.3956345302">
            <text:p>0,3956345302</text:p>
          </table:table-cell>
          <table:table-cell office:value-type="float" office:value="0.0000115744">
            <text:p>1,15744E-005</text:p>
          </table:table-cell>
          <table:table-cell office:value-type="float" office:value="0.3563264279">
            <text:p>0,3563264279</text:p>
          </table:table-cell>
          <table:table-cell office:value-type="float" office:value="0.0000154564">
            <text:p>1,54564E-005</text:p>
          </table:table-cell>
          <table:table-cell table:formula="of:=ABS([.E6]-[.D6])" office:value-type="float" office:value="0.4090503937">
            <text:p>0,4090503937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0.2785628256">
            <text:p>0,2785628256</text:p>
          </table:table-cell>
          <table:table-cell office:value-type="float" office:value="0.0579660331">
            <text:p>0,0579660331</text:p>
          </table:table-cell>
          <table:table-cell office:value-type="float" office:value="0.1971222114">
            <text:p>0,1971222114</text:p>
          </table:table-cell>
          <table:table-cell office:value-type="float" office:value="0.5170685997">
            <text:p>0,5170685997</text:p>
          </table:table-cell>
          <table:table-cell office:value-type="float" office:value="0.3286044974">
            <text:p>0,3286044974</text:p>
          </table:table-cell>
          <table:table-cell office:value-type="float" office:value="0.0006117692">
            <text:p>0,0006117692</text:p>
          </table:table-cell>
          <table:table-cell office:value-type="float" office:value="0.4017320349">
            <text:p>0,4017320349</text:p>
          </table:table-cell>
          <table:table-cell office:value-type="float" office:value="0.0007567209">
            <text:p>0,0007567209</text:p>
          </table:table-cell>
          <table:table-cell office:value-type="float" office:value="0.3981894107">
            <text:p>0,3981894107</text:p>
          </table:table-cell>
          <table:table-cell office:value-type="float" office:value="0.0000011048">
            <text:p>1,1048E-006</text:p>
          </table:table-cell>
          <table:table-cell office:value-type="float" office:value="0.3615123861">
            <text:p>0,3615123861</text:p>
          </table:table-cell>
          <table:table-cell office:value-type="float" office:value="0.0000092041">
            <text:p>9,2041E-006</text:p>
          </table:table-cell>
          <table:table-cell table:formula="of:=ABS([.E7]-[.D7])" office:value-type="float" office:value="0.3199463883">
            <text:p>0,3199463883</text:p>
          </table:table-cell>
        </table:table-row>
        <table:table-row table:style-name="ro1">
          <table:table-cell office:value-type="float" office:value="0.24">
            <text:p>0,24</text:p>
          </table:table-cell>
          <table:table-cell office:value-type="float" office:value="0.2785628256">
            <text:p>0,2785628256</text:p>
          </table:table-cell>
          <table:table-cell office:value-type="float" office:value="0.0979247537">
            <text:p>0,0979247537</text:p>
          </table:table-cell>
          <table:table-cell office:value-type="float" office:value="0.1655558868">
            <text:p>0,1655558868</text:p>
          </table:table-cell>
          <table:table-cell office:value-type="float" office:value="0.3680704178">
            <text:p>0,3680704178</text:p>
          </table:table-cell>
          <table:table-cell office:value-type="float" office:value="0.1904145623">
            <text:p>0,1904145623</text:p>
          </table:table-cell>
          <table:table-cell office:value-type="float" office:value="0.0012235547">
            <text:p>0,0012235547</text:p>
          </table:table-cell>
          <table:table-cell office:value-type="float" office:value="0.2414219254">
            <text:p>0,2414219254</text:p>
          </table:table-cell>
          <table:table-cell office:value-type="float" office:value="0.0015285389">
            <text:p>0,0015285389</text:p>
          </table:table-cell>
          <table:table-cell office:value-type="float" office:value="0.3917263757">
            <text:p>0,3917263757</text:p>
          </table:table-cell>
          <table:table-cell office:value-type="float" office:value="0.0000096361">
            <text:p>9,6361E-006</text:p>
          </table:table-cell>
          <table:table-cell office:value-type="float" office:value="0.3604052912">
            <text:p>0,3604052912</text:p>
          </table:table-cell>
          <table:table-cell office:value-type="float" office:value="0.0000125943">
            <text:p>1,25943E-005</text:p>
          </table:table-cell>
          <table:table-cell table:formula="of:=ABS([.E8]-[.D8])" office:value-type="float" office:value="0.202514531">
            <text:p>0,202514531</text:p>
          </table:table-cell>
        </table:table-row>
        <table:table-row table:style-name="ro1">
          <table:table-cell office:value-type="float" office:value="0.28">
            <text:p>0,28</text:p>
          </table:table-cell>
          <table:table-cell office:value-type="float" office:value="0.2785628256">
            <text:p>0,2785628256</text:p>
          </table:table-cell>
          <table:table-cell office:value-type="float" office:value="0.1306471284">
            <text:p>0,1306471284</text:p>
          </table:table-cell>
          <table:table-cell office:value-type="float" office:value="0.1424089929">
            <text:p>0,1424089929</text:p>
          </table:table-cell>
          <table:table-cell office:value-type="float" office:value="0.267987303">
            <text:p>0,267987303</text:p>
          </table:table-cell>
          <table:table-cell office:value-type="float" office:value="0.1089015152">
            <text:p>0,1089015152</text:p>
          </table:table-cell>
          <table:table-cell office:value-type="float" office:value="0.0006036924">
            <text:p>0,0006036924</text:p>
          </table:table-cell>
          <table:table-cell office:value-type="float" office:value="0.1444786257">
            <text:p>0,1444786257</text:p>
          </table:table-cell>
          <table:table-cell office:value-type="float" office:value="0.0009721216">
            <text:p>0,0009721216</text:p>
          </table:table-cell>
          <table:table-cell office:value-type="float" office:value="0.3766671246">
            <text:p>0,3766671246</text:p>
          </table:table-cell>
          <table:table-cell office:value-type="float" office:value="0.0000220364">
            <text:p>2,20364E-005</text:p>
          </table:table-cell>
          <table:table-cell office:value-type="float" office:value="0.3521683781">
            <text:p>0,3521683781</text:p>
          </table:table-cell>
          <table:table-cell office:value-type="float" office:value="0.0000082144">
            <text:p>8,2144E-006</text:p>
          </table:table-cell>
          <table:table-cell table:formula="of:=ABS([.E9]-[.D9])" office:value-type="float" office:value="0.1255783101">
            <text:p>0,1255783101</text:p>
          </table:table-cell>
        </table:table-row>
        <table:table-row table:style-name="ro1">
          <table:table-cell office:value-type="float" office:value="0.32">
            <text:p>0,32</text:p>
          </table:table-cell>
          <table:table-cell office:value-type="float" office:value="0.2785628256">
            <text:p>0,2785628256</text:p>
          </table:table-cell>
          <table:table-cell office:value-type="float" office:value="0.1455688998">
            <text:p>0,1455688998</text:p>
          </table:table-cell>
          <table:table-cell office:value-type="float" office:value="0.1256057779">
            <text:p>0,1256057779</text:p>
          </table:table-cell>
          <table:table-cell office:value-type="float" office:value="0.1990053242">
            <text:p>0,1990053242</text:p>
          </table:table-cell>
          <table:table-cell office:value-type="float" office:value="0.0744633838">
            <text:p>0,0744633838</text:p>
          </table:table-cell>
          <table:table-cell office:value-type="float" office:value="0.0001995493">
            <text:p>0,0001995493</text:p>
          </table:table-cell>
          <table:table-cell office:value-type="float" office:value="0.0992649249">
            <text:p>0,0992649249</text:p>
          </table:table-cell>
          <table:table-cell office:value-type="float" office:value="0.0003470008">
            <text:p>0,0003470008</text:p>
          </table:table-cell>
          <table:table-cell office:value-type="float" office:value="0.3714588645">
            <text:p>0,3714588645</text:p>
          </table:table-cell>
          <table:table-cell office:value-type="float" office:value="0.0000194539">
            <text:p>1,94539E-005</text:p>
          </table:table-cell>
          <table:table-cell office:value-type="float" office:value="0.3455611649">
            <text:p>0,3455611649</text:p>
          </table:table-cell>
          <table:table-cell office:value-type="float" office:value="0.0000105086">
            <text:p>1,05086E-005</text:p>
          </table:table-cell>
          <table:table-cell table:formula="of:=ABS([.E10]-[.D10])" office:value-type="float" office:value="0.0733995463">
            <text:p>0,0733995463</text:p>
          </table:table-cell>
        </table:table-row>
        <table:table-row table:style-name="ro1">
          <table:table-cell office:value-type="float" office:value="0.36">
            <text:p>0,36</text:p>
          </table:table-cell>
          <table:table-cell office:value-type="float" office:value="0.2785628256">
            <text:p>0,2785628256</text:p>
          </table:table-cell>
          <table:table-cell office:value-type="float" office:value="0.1555141755">
            <text:p>0,1555141755</text:p>
          </table:table-cell>
          <table:table-cell office:value-type="float" office:value="0.1119070767">
            <text:p>0,1119070767</text:p>
          </table:table-cell>
          <table:table-cell office:value-type="float" office:value="0.1506532856">
            <text:p>0,1506532856</text:p>
          </table:table-cell>
          <table:table-cell office:value-type="float" office:value="0.0524726431">
            <text:p>0,0524726431</text:p>
          </table:table-cell>
          <table:table-cell office:value-type="float" office:value="0.0000642367">
            <text:p>6,42367E-005</text:p>
          </table:table-cell>
          <table:table-cell office:value-type="float" office:value="0.0705748008">
            <text:p>0,0705748008</text:p>
          </table:table-cell>
          <table:table-cell office:value-type="float" office:value="0.0001289489">
            <text:p>0,0001289489</text:p>
          </table:table-cell>
          <table:table-cell office:value-type="float" office:value="0.3656329112">
            <text:p>0,3656329112</text:p>
          </table:table-cell>
          <table:table-cell office:value-type="float" office:value="0.0000319121">
            <text:p>3,19121E-005</text:p>
          </table:table-cell>
          <table:table-cell office:value-type="float" office:value="0.3405259555">
            <text:p>0,3405259555</text:p>
          </table:table-cell>
          <table:table-cell office:value-type="float" office:value="0.0000194246">
            <text:p>1,94246E-005</text:p>
          </table:table-cell>
          <table:table-cell table:formula="of:=ABS([.E11]-[.D11])" office:value-type="float" office:value="0.0387462089">
            <text:p>0,0387462089</text:p>
          </table:table-cell>
        </table:table-row>
        <table:table-row table:style-name="ro1">
          <table:table-cell office:value-type="float" office:value="0.4">
            <text:p>0,4</text:p>
            <draw:frame table:end-cell-address="Sheet1.O38" table:end-x="1.837cm" table:end-y="0.345cm" draw:z-index="0" draw:style-name="gr1" draw:text-style-name="P1" svg:width="36.369cm" svg:height="11.721cm" svg:x="0.378cm" svg:y="0.367cm">
              <draw:object draw:notify-on-update-of-ranges="Sheet1.A1:Sheet1.A1 Sheet1.A2:Sheet1.A27 Sheet1.B1:Sheet1.B1 Sheet1.B2:Sheet1.B27 Sheet1.N1:Sheet1.N1 Sheet1.N2:Sheet1.N27 Sheet1.C1:Sheet1.C1 Sheet1.C2:Sheet1.C27 Sheet1.D1:Sheet1.D1 Sheet1.D2:Sheet1.D27 Sheet1.E1:Sheet1.E1 Sheet1.E2:Sheet1.E2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0.2785628256">
            <text:p>0,2785628256</text:p>
          </table:table-cell>
          <table:table-cell office:value-type="float" office:value="0.1641252305">
            <text:p>0,1641252305</text:p>
          </table:table-cell>
          <table:table-cell office:value-type="float" office:value="0.1007624845">
            <text:p>0,1007624845</text:p>
          </table:table-cell>
          <table:table-cell office:value-type="float" office:value="0.1152586829">
            <text:p>0,1152586829</text:p>
          </table:table-cell>
          <table:table-cell office:value-type="float" office:value="0.0371422559">
            <text:p>0,0371422559</text:p>
          </table:table-cell>
          <table:table-cell office:value-type="float" office:value="0.0000470393">
            <text:p>4,70393E-005</text:p>
          </table:table-cell>
          <table:table-cell office:value-type="float" office:value="0.0489048959">
            <text:p>0,0489048959</text:p>
          </table:table-cell>
          <table:table-cell office:value-type="float" office:value="0.0000699269">
            <text:p>6,99269E-005</text:p>
          </table:table-cell>
          <table:table-cell office:value-type="float" office:value="0.360725483">
            <text:p>0,360725483</text:p>
          </table:table-cell>
          <table:table-cell office:value-type="float" office:value="0.0000160315">
            <text:p>1,60315E-005</text:p>
          </table:table-cell>
          <table:table-cell office:value-type="float" office:value="0.3351216093">
            <text:p>0,3351216093</text:p>
          </table:table-cell>
          <table:table-cell office:value-type="float" office:value="0.0000082584">
            <text:p>8,2584E-006</text:p>
          </table:table-cell>
          <table:table-cell table:formula="of:=ABS([.E12]-[.D12])" office:value-type="float" office:value="0.0144961984">
            <text:p>0,0144961984</text:p>
          </table:table-cell>
        </table:table-row>
        <table:table-row table:style-name="ro1">
          <table:table-cell office:value-type="float" office:value="0.44">
            <text:p>0,44</text:p>
          </table:table-cell>
          <table:table-cell office:value-type="float" office:value="0.2785628256">
            <text:p>0,2785628256</text:p>
          </table:table-cell>
          <table:table-cell office:value-type="float" office:value="0.1703812569">
            <text:p>0,1703812569</text:p>
          </table:table-cell>
          <table:table-cell office:value-type="float" office:value="0.0926532888">
            <text:p>0,0926532888</text:p>
          </table:table-cell>
          <table:table-cell office:value-type="float" office:value="0.0915623868">
            <text:p>0,0915623868</text:p>
          </table:table-cell>
          <table:table-cell office:value-type="float" office:value="0.0275147306">
            <text:p>0,0275147306</text:p>
          </table:table-cell>
          <table:table-cell office:value-type="float" office:value="0.0000222458">
            <text:p>2,22458E-005</text:p>
          </table:table-cell>
          <table:table-cell office:value-type="float" office:value="0.0369933594">
            <text:p>0,0369933594</text:p>
          </table:table-cell>
          <table:table-cell office:value-type="float" office:value="0.0000347807">
            <text:p>3,47807E-005</text:p>
          </table:table-cell>
          <table:table-cell office:value-type="float" office:value="0.3562976229">
            <text:p>0,3562976229</text:p>
          </table:table-cell>
          <table:table-cell office:value-type="float" office:value="0.0000098455">
            <text:p>9,8455E-006</text:p>
          </table:table-cell>
          <table:table-cell office:value-type="float" office:value="0.3293888096">
            <text:p>0,3293888096</text:p>
          </table:table-cell>
          <table:table-cell office:value-type="float" office:value="0.0000047566">
            <text:p>4,7566E-006</text:p>
          </table:table-cell>
          <table:table-cell table:formula="of:=ABS([.E13]-[.D13])" office:value-type="float" office:value="0.00109090199999999">
            <text:p>0,001090902</text:p>
          </table:table-cell>
        </table:table-row>
        <table:table-row table:style-name="ro1">
          <table:table-cell office:value-type="float" office:value="0.48">
            <text:p>0,48</text:p>
          </table:table-cell>
          <table:table-cell office:value-type="float" office:value="0.2785628256">
            <text:p>0,2785628256</text:p>
          </table:table-cell>
          <table:table-cell office:value-type="float" office:value="0.1740292332">
            <text:p>0,1740292332</text:p>
          </table:table-cell>
          <table:table-cell office:value-type="float" office:value="0.0852977089">
            <text:p>0,0852977089</text:p>
          </table:table-cell>
          <table:table-cell office:value-type="float" office:value="0.0745173914">
            <text:p>0,0745173914</text:p>
          </table:table-cell>
          <table:table-cell office:value-type="float" office:value="0.0214646465">
            <text:p>0,0214646465</text:p>
          </table:table-cell>
          <table:table-cell office:value-type="float" office:value="0.00001933">
            <text:p>0,00001933</text:p>
          </table:table-cell>
          <table:table-cell office:value-type="float" office:value="0.0296224344">
            <text:p>0,0296224344</text:p>
          </table:table-cell>
          <table:table-cell office:value-type="float" office:value="0.0000233594">
            <text:p>2,33594E-005</text:p>
          </table:table-cell>
          <table:table-cell office:value-type="float" office:value="0.3536012519">
            <text:p>0,3536012519</text:p>
          </table:table-cell>
          <table:table-cell office:value-type="float" office:value="0.000002526">
            <text:p>0,000002526</text:p>
          </table:table-cell>
          <table:table-cell office:value-type="float" office:value="0.3256851764">
            <text:p>0,3256851764</text:p>
          </table:table-cell>
          <table:table-cell office:value-type="float" office:value="0.0000036341">
            <text:p>3,6341E-006</text:p>
          </table:table-cell>
          <table:table-cell table:formula="of:=ABS([.E14]-[.D14])" office:value-type="float" office:value="0.0107803175">
            <text:p>0,0107803175</text:p>
          </table:table-cell>
        </table:table-row>
        <table:table-row table:style-name="ro1">
          <table:table-cell office:value-type="float" office:value="0.52">
            <text:p>0,52</text:p>
          </table:table-cell>
          <table:table-cell office:value-type="float" office:value="0.2785628256">
            <text:p>0,2785628256</text:p>
          </table:table-cell>
          <table:table-cell office:value-type="float" office:value="0.1754516394">
            <text:p>0,1754516394</text:p>
          </table:table-cell>
          <table:table-cell office:value-type="float" office:value="0.079400217">
            <text:p>0,079400217</text:p>
          </table:table-cell>
          <table:table-cell office:value-type="float" office:value="0.0645379993">
            <text:p>0,0645379993</text:p>
          </table:table-cell>
          <table:table-cell office:value-type="float" office:value="0.0202020202">
            <text:p>0,0202020202</text:p>
          </table:table-cell>
          <table:table-cell office:value-type="float" office:value="0.000015743">
            <text:p>0,000015743</text:p>
          </table:table-cell>
          <table:table-cell office:value-type="float" office:value="0.0268358431">
            <text:p>0,0268358431</text:p>
          </table:table-cell>
          <table:table-cell office:value-type="float" office:value="0.0000207015">
            <text:p>2,07015E-005</text:p>
          </table:table-cell>
          <table:table-cell office:value-type="float" office:value="0.3528255293">
            <text:p>0,3528255293</text:p>
          </table:table-cell>
          <table:table-cell office:value-type="float" office:value="0.0000010221">
            <text:p>1,0221E-006</text:p>
          </table:table-cell>
          <table:table-cell office:value-type="float" office:value="0.3231417493">
            <text:p>0,3231417493</text:p>
          </table:table-cell>
          <table:table-cell office:value-type="float" office:value="0.0000023223">
            <text:p>2,3223E-006</text:p>
          </table:table-cell>
          <table:table-cell table:formula="of:=ABS([.E15]-[.D15])" office:value-type="float" office:value="0.0148622177">
            <text:p>0,0148622177</text:p>
          </table:table-cell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2785628256">
            <text:p>0,2785628256</text:p>
          </table:table-cell>
          <table:table-cell office:value-type="float" office:value="0.1769949412">
            <text:p>0,1769949412</text:p>
          </table:table-cell>
          <table:table-cell office:value-type="float" office:value="0.0738287006">
            <text:p>0,0738287006</text:p>
          </table:table-cell>
          <table:table-cell office:value-type="float" office:value="0.0572685989">
            <text:p>0,0572685989</text:p>
          </table:table-cell>
          <table:table-cell office:value-type="float" office:value="0.0183080808">
            <text:p>0,0183080808</text:p>
          </table:table-cell>
          <table:table-cell office:value-type="float" office:value="0.000012156">
            <text:p>0,000012156</text:p>
          </table:table-cell>
          <table:table-cell office:value-type="float" office:value="0.0245537565">
            <text:p>0,0245537565</text:p>
          </table:table-cell>
          <table:table-cell office:value-type="float" office:value="0.0000163627">
            <text:p>1,63627E-005</text:p>
          </table:table-cell>
          <table:table-cell office:value-type="float" office:value="0.3511759468">
            <text:p>0,3511759468</text:p>
          </table:table-cell>
          <table:table-cell office:value-type="float" office:value="0.0000017572">
            <text:p>1,7572E-006</text:p>
          </table:table-cell>
          <table:table-cell office:value-type="float" office:value="0.3213483127">
            <text:p>0,3213483127</text:p>
          </table:table-cell>
          <table:table-cell office:value-type="float" office:value="0.0000028668">
            <text:p>2,8668E-006</text:p>
          </table:table-cell>
          <table:table-cell table:formula="of:=ABS([.E16]-[.D16])" office:value-type="float" office:value="0.0165601017">
            <text:p>0,0165601017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2785628256">
            <text:p>0,2785628256</text:p>
          </table:table-cell>
          <table:table-cell office:value-type="float" office:value="0.1778616088">
            <text:p>0,1778616088</text:p>
          </table:table-cell>
          <table:table-cell office:value-type="float" office:value="0.0693190224">
            <text:p>0,0693190224</text:p>
          </table:table-cell>
          <table:table-cell office:value-type="float" office:value="0.0509071934">
            <text:p>0,0509071934</text:p>
          </table:table-cell>
          <table:table-cell office:value-type="float" office:value="0.0164141414">
            <text:p>0,0164141414</text:p>
          </table:table-cell>
          <table:table-cell office:value-type="float" office:value="0.0000073733">
            <text:p>7,3733E-006</text:p>
          </table:table-cell>
          <table:table-cell office:value-type="float" office:value="0.0223828343">
            <text:p>0,0223828343</text:p>
          </table:table-cell>
          <table:table-cell office:value-type="float" office:value="0.0000109445">
            <text:p>1,09445E-005</text:p>
          </table:table-cell>
          <table:table-cell office:value-type="float" office:value="0.350403232">
            <text:p>0,350403232</text:p>
          </table:table-cell>
          <table:table-cell office:value-type="float" office:value="0.0000017675">
            <text:p>1,7675E-006</text:p>
          </table:table-cell>
          <table:table-cell office:value-type="float" office:value="0.3200467985">
            <text:p>0,3200467985</text:p>
          </table:table-cell>
          <table:table-cell office:value-type="float" office:value="0.0000030578">
            <text:p>3,0578E-006</text:p>
          </table:table-cell>
          <table:table-cell table:formula="of:=ABS([.E17]-[.D17])" office:value-type="float" office:value="0.018411829">
            <text:p>0,018411829</text:p>
          </table:table-cell>
        </table:table-row>
        <table:table-row table:style-name="ro1">
          <table:table-cell office:value-type="float" office:value="0.64">
            <text:p>0,64</text:p>
          </table:table-cell>
          <table:table-cell office:value-type="float" office:value="0.2785628256">
            <text:p>0,2785628256</text:p>
          </table:table-cell>
          <table:table-cell office:value-type="float" office:value="0.1791972411">
            <text:p>0,1791972411</text:p>
          </table:table-cell>
          <table:table-cell office:value-type="float" office:value="0.0654263826">
            <text:p>0,0654263826</text:p>
          </table:table-cell>
          <table:table-cell office:value-type="float" office:value="0.044974937">
            <text:p>0,044974937</text:p>
          </table:table-cell>
          <table:table-cell office:value-type="float" office:value="0.0138888889">
            <text:p>0,0138888889</text:p>
          </table:table-cell>
          <table:table-cell office:value-type="float" office:value="0.0000025906">
            <text:p>2,5906E-006</text:p>
          </table:table-cell>
          <table:table-cell office:value-type="float" office:value="0.0192720983">
            <text:p>0,0192720983</text:p>
          </table:table-cell>
          <table:table-cell office:value-type="float" office:value="0.0000052578">
            <text:p>5,2578E-006</text:p>
          </table:table-cell>
          <table:table-cell office:value-type="float" office:value="0.3490501924">
            <text:p>0,3490501924</text:p>
          </table:table-cell>
          <table:table-cell office:value-type="float" office:value="0.0000006237">
            <text:p>6,237E-007</text:p>
          </table:table-cell>
          <table:table-cell office:value-type="float" office:value="0.3189175347">
            <text:p>0,3189175347</text:p>
          </table:table-cell>
          <table:table-cell office:value-type="float" office:value="0.0000026524">
            <text:p>2,6524E-006</text:p>
          </table:table-cell>
          <table:table-cell table:formula="of:=ABS([.E18]-[.D18])" office:value-type="float" office:value="0.0204514456">
            <text:p>0,0204514456</text:p>
          </table:table-cell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0.2785628256">
            <text:p>0,2785628256</text:p>
          </table:table-cell>
          <table:table-cell office:value-type="float" office:value="0.1801955794">
            <text:p>0,1801955794</text:p>
          </table:table-cell>
          <table:table-cell office:value-type="float" office:value="0.0618426885">
            <text:p>0,0618426885</text:p>
          </table:table-cell>
          <table:table-cell office:value-type="float" office:value="0.0406721123">
            <text:p>0,0406721123</text:p>
          </table:table-cell>
          <table:table-cell office:value-type="float" office:value="0.0129419192">
            <text:p>0,0129419192</text:p>
          </table:table-cell>
          <table:table-cell office:value-type="float" office:value="0.0000015444">
            <text:p>1,5444E-006</text:p>
          </table:table-cell>
          <table:table-cell office:value-type="float" office:value="0.017573758">
            <text:p>0,017573758</text:p>
          </table:table-cell>
          <table:table-cell office:value-type="float" office:value="0.0000028462">
            <text:p>2,8462E-006</text:p>
          </table:table-cell>
          <table:table-cell office:value-type="float" office:value="0.3469192279">
            <text:p>0,3469192279</text:p>
          </table:table-cell>
          <table:table-cell office:value-type="float" office:value="0.0000002394">
            <text:p>2,394E-007</text:p>
          </table:table-cell>
          <table:table-cell office:value-type="float" office:value="0.3185975007">
            <text:p>0,3185975007</text:p>
          </table:table-cell>
          <table:table-cell office:value-type="float" office:value="0.0000014847">
            <text:p>1,4847E-006</text:p>
          </table:table-cell>
          <table:table-cell table:formula="of:=ABS([.E19]-[.D19])" office:value-type="float" office:value="0.0211705762">
            <text:p>0,0211705762</text:p>
          </table:table-cell>
        </table:table-row>
        <table:table-row table:style-name="ro1">
          <table:table-cell office:value-type="float" office:value="0.72">
            <text:p>0,72</text:p>
          </table:table-cell>
          <table:table-cell office:value-type="float" office:value="0.2785628256">
            <text:p>0,2785628256</text:p>
          </table:table-cell>
          <table:table-cell office:value-type="float" office:value="0.1812311613">
            <text:p>0,1812311613</text:p>
          </table:table-cell>
          <table:table-cell office:value-type="float" office:value="0.0587568319">
            <text:p>0,0587568319</text:p>
          </table:table-cell>
          <table:table-cell office:value-type="float" office:value="0.0371570797">
            <text:p>0,0371570797</text:p>
          </table:table-cell>
          <table:table-cell office:value-type="float" office:value="0.0107323232">
            <text:p>0,0107323232</text:p>
          </table:table-cell>
          <table:table-cell office:value-type="float" office:value="0.0000012455">
            <text:p>1,2455E-006</text:p>
          </table:table-cell>
          <table:table-cell office:value-type="float" office:value="0.015004">
            <text:p>0,015004</text:p>
          </table:table-cell>
          <table:table-cell office:value-type="float" office:value="0.0000021121">
            <text:p>2,1121E-006</text:p>
          </table:table-cell>
          <table:table-cell office:value-type="float" office:value="0.3460857228">
            <text:p>0,3460857228</text:p>
          </table:table-cell>
          <table:table-cell office:value-type="float" office:value="0.00000042">
            <text:p>0,00000042</text:p>
          </table:table-cell>
          <table:table-cell office:value-type="float" office:value="0.3180469353">
            <text:p>0,3180469353</text:p>
          </table:table-cell>
          <table:table-cell office:value-type="float" office:value="0.000001253">
            <text:p>0,000001253</text:p>
          </table:table-cell>
          <table:table-cell table:formula="of:=ABS([.E20]-[.D20])" office:value-type="float" office:value="0.0215997522">
            <text:p>0,0215997522</text:p>
          </table:table-cell>
        </table:table-row>
        <table:table-row table:style-name="ro1">
          <table:table-cell office:value-type="float" office:value="0.76">
            <text:p>0,76</text:p>
          </table:table-cell>
          <table:table-cell office:value-type="float" office:value="0.2785628256">
            <text:p>0,2785628256</text:p>
          </table:table-cell>
          <table:table-cell office:value-type="float" office:value="0.181850902">
            <text:p>0,181850902</text:p>
          </table:table-cell>
          <table:table-cell office:value-type="float" office:value="0.0557049516">
            <text:p>0,0557049516</text:p>
          </table:table-cell>
          <table:table-cell office:value-type="float" office:value="0.034277039">
            <text:p>0,034277039</text:p>
          </table:table-cell>
          <table:table-cell office:value-type="float" office:value="0.0091540404">
            <text:p>0,0091540404</text:p>
          </table:table-cell>
          <table:table-cell office:value-type="float" office:value="0.0000003487">
            <text:p>3,487E-007</text:p>
          </table:table-cell>
          <table:table-cell office:value-type="float" office:value="0.0135695488">
            <text:p>0,0135695488</text:p>
          </table:table-cell>
          <table:table-cell office:value-type="float" office:value="0.0000012431">
            <text:p>1,2431E-006</text:p>
          </table:table-cell>
          <table:table-cell office:value-type="float" office:value="0.3460103158">
            <text:p>0,3460103158</text:p>
          </table:table-cell>
          <table:table-cell office:value-type="float" office:value="0.0000004013">
            <text:p>4,013E-007</text:p>
          </table:table-cell>
          <table:table-cell office:value-type="float" office:value="0.3173470713">
            <text:p>0,3173470713</text:p>
          </table:table-cell>
          <table:table-cell office:value-type="float" office:value="0.0000017219">
            <text:p>1,7219E-006</text:p>
          </table:table-cell>
          <table:table-cell table:formula="of:=ABS([.E21]-[.D21])" office:value-type="float" office:value="0.0214279126">
            <text:p>0,0214279126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0.2785628256">
            <text:p>0,2785628256</text:p>
          </table:table-cell>
          <table:table-cell office:value-type="float" office:value="0.1824407207">
            <text:p>0,1824407207</text:p>
          </table:table-cell>
          <table:table-cell office:value-type="float" office:value="0.0531849618">
            <text:p>0,0531849618</text:p>
          </table:table-cell>
          <table:table-cell office:value-type="float" office:value="0.0321344238">
            <text:p>0,0321344238</text:p>
          </table:table-cell>
          <table:table-cell office:value-type="float" office:value="0.0082070707">
            <text:p>0,0082070707</text:p>
          </table:table-cell>
          <table:table-cell office:value-type="float" office:value="0.0000001993">
            <text:p>1,993E-007</text:p>
          </table:table-cell>
          <table:table-cell office:value-type="float" office:value="0.012232028">
            <text:p>0,012232028</text:p>
          </table:table-cell>
          <table:table-cell office:value-type="float" office:value="0.0000003937">
            <text:p>3,937E-007</text:p>
          </table:table-cell>
          <table:table-cell office:value-type="float" office:value="0.3454825616">
            <text:p>0,3454825616</text:p>
          </table:table-cell>
          <table:table-cell office:value-type="float" office:value="0.0000000175">
            <text:p>1,75E-008</text:p>
          </table:table-cell>
          <table:table-cell office:value-type="float" office:value="0.3167264407">
            <text:p>0,3167264407</text:p>
          </table:table-cell>
          <table:table-cell office:value-type="float" office:value="0.0000022685">
            <text:p>2,2685E-006</text:p>
          </table:table-cell>
          <table:table-cell table:formula="of:=ABS([.E22]-[.D22])" office:value-type="float" office:value="0.021050538">
            <text:p>0,021050538</text:p>
          </table:table-cell>
        </table:table-row>
        <table:table-row table:style-name="ro1">
          <table:table-cell office:value-type="float" office:value="0.84">
            <text:p>0,84</text:p>
          </table:table-cell>
          <table:table-cell office:value-type="float" office:value="0.2785628256">
            <text:p>0,2785628256</text:p>
          </table:table-cell>
          <table:table-cell office:value-type="float" office:value="0.182684374">
            <text:p>0,182684374</text:p>
          </table:table-cell>
          <table:table-cell office:value-type="float" office:value="0.050922516">
            <text:p>0,050922516</text:p>
          </table:table-cell>
          <table:table-cell office:value-type="float" office:value="0.0297518617">
            <text:p>0,0297518617</text:p>
          </table:table-cell>
          <table:table-cell office:value-type="float" office:value="0.0075757576">
            <text:p>0,0075757576</text:p>
          </table:table-cell>
          <table:table-cell office:value-type="float" office:value="0">
            <text:p>0</text:p>
          </table:table-cell>
          <table:table-cell office:value-type="float" office:value="0.0117096915">
            <text:p>0,0117096915</text:p>
          </table:table-cell>
          <table:table-cell office:value-type="float" office:value="0.0000002818">
            <text:p>2,818E-007</text:p>
          </table:table-cell>
          <table:table-cell office:value-type="float" office:value="0.3455417678">
            <text:p>0,3455417678</text:p>
          </table:table-cell>
          <table:table-cell office:value-type="float" office:value="0.0000000339">
            <text:p>3,39E-008</text:p>
          </table:table-cell>
          <table:table-cell office:value-type="float" office:value="0.3161569129">
            <text:p>0,3161569129</text:p>
          </table:table-cell>
          <table:table-cell office:value-type="float" office:value="0.0000016888">
            <text:p>1,6888E-006</text:p>
          </table:table-cell>
          <table:table-cell table:formula="of:=ABS([.E23]-[.D23])" office:value-type="float" office:value="0.0211706543">
            <text:p>0,0211706543</text:p>
          </table:table-cell>
        </table:table-row>
        <table:table-row table:style-name="ro1">
          <table:table-cell office:value-type="float" office:value="0.88">
            <text:p>0,88</text:p>
          </table:table-cell>
          <table:table-cell office:value-type="float" office:value="0.2785628256">
            <text:p>0,2785628256</text:p>
          </table:table-cell>
          <table:table-cell office:value-type="float" office:value="0.1829079847">
            <text:p>0,1829079847</text:p>
          </table:table-cell>
          <table:table-cell office:value-type="float" office:value="0.0485565908">
            <text:p>0,0485565908</text:p>
          </table:table-cell>
          <table:table-cell office:value-type="float" office:value="0.0280035865">
            <text:p>0,0280035865</text:p>
          </table:table-cell>
          <table:table-cell office:value-type="float" office:value="0.007260101">
            <text:p>0,007260101</text:p>
          </table:table-cell>
          <table:table-cell office:value-type="float" office:value="0.0000000498">
            <text:p>4,98E-008</text:p>
          </table:table-cell>
          <table:table-cell office:value-type="float" office:value="0.0112263535">
            <text:p>0,0112263535</text:p>
          </table:table-cell>
          <table:table-cell office:value-type="float" office:value="0.0000001515">
            <text:p>1,515E-007</text:p>
          </table:table-cell>
          <table:table-cell office:value-type="float" office:value="0.3454560835">
            <text:p>0,3454560835</text:p>
          </table:table-cell>
          <table:table-cell office:value-type="float" office:value="0.0000000708">
            <text:p>7,08E-008</text:p>
          </table:table-cell>
          <table:table-cell office:value-type="float" office:value="0.3158236931">
            <text:p>0,3158236931</text:p>
          </table:table-cell>
          <table:table-cell office:value-type="float" office:value="0.0000016416">
            <text:p>1,6416E-006</text:p>
          </table:table-cell>
          <table:table-cell table:formula="of:=ABS([.E24]-[.D24])" office:value-type="float" office:value="0.0205530043">
            <text:p>0,0205530043</text:p>
          </table:table-cell>
        </table:table-row>
        <table:table-row table:style-name="ro1">
          <table:table-cell office:value-type="float" office:value="0.92">
            <text:p>0,92</text:p>
          </table:table-cell>
          <table:table-cell office:value-type="float" office:value="0.2785628256">
            <text:p>0,2785628256</text:p>
          </table:table-cell>
          <table:table-cell office:value-type="float" office:value="0.1831386247">
            <text:p>0,1831386247</text:p>
          </table:table-cell>
          <table:table-cell office:value-type="float" office:value="0.046516332">
            <text:p>0,046516332</text:p>
          </table:table-cell>
          <table:table-cell office:value-type="float" office:value="0.0262045195">
            <text:p>0,0262045195</text:p>
          </table:table-cell>
          <table:table-cell office:value-type="float" office:value="0.0066287879">
            <text:p>0,0066287879</text:p>
          </table:table-cell>
          <table:table-cell office:value-type="float" office:value="0.0000001495">
            <text:p>1,495E-007</text:p>
          </table:table-cell>
          <table:table-cell office:value-type="float" office:value="0.0103858986">
            <text:p>0,0103858986</text:p>
          </table:table-cell>
          <table:table-cell office:value-type="float" office:value="0.0000000949">
            <text:p>9,49E-008</text:p>
          </table:table-cell>
          <table:table-cell office:value-type="float" office:value="0.3454908994">
            <text:p>0,3454908994</text:p>
          </table:table-cell>
          <table:table-cell office:value-type="float" office:value="0.0000001909">
            <text:p>1,909E-007</text:p>
          </table:table-cell>
          <table:table-cell office:value-type="float" office:value="0.3156486968">
            <text:p>0,3156486968</text:p>
          </table:table-cell>
          <table:table-cell office:value-type="float" office:value="0.0000018082">
            <text:p>1,8082E-006</text:p>
          </table:table-cell>
          <table:table-cell table:formula="of:=ABS([.E25]-[.D25])" office:value-type="float" office:value="0.0203118125">
            <text:p>0,0203118125</text:p>
          </table:table-cell>
        </table:table-row>
        <table:table-row table:style-name="ro1">
          <table:table-cell office:value-type="float" office:value="0.96">
            <text:p>0,96</text:p>
          </table:table-cell>
          <table:table-cell office:value-type="float" office:value="0.2785628256">
            <text:p>0,2785628256</text:p>
          </table:table-cell>
          <table:table-cell office:value-type="float" office:value="0.1834537127">
            <text:p>0,1834537127</text:p>
          </table:table-cell>
          <table:table-cell office:value-type="float" office:value="0.0447504641">
            <text:p>0,0447504641</text:p>
          </table:table-cell>
          <table:table-cell office:value-type="float" office:value="0.0247823776">
            <text:p>0,0247823776</text:p>
          </table:table-cell>
          <table:table-cell office:value-type="float" office:value="0.0066287879">
            <text:p>0,0066287879</text:p>
          </table:table-cell>
          <table:table-cell office:value-type="float" office:value="0.0000001495">
            <text:p>1,495E-007</text:p>
          </table:table-cell>
          <table:table-cell office:value-type="float" office:value="0.0102215073">
            <text:p>0,0102215073</text:p>
          </table:table-cell>
          <table:table-cell office:value-type="float" office:value="0.0000000608">
            <text:p>6,08E-008</text:p>
          </table:table-cell>
          <table:table-cell office:value-type="float" office:value="0.3446222197">
            <text:p>0,3446222197</text:p>
          </table:table-cell>
          <table:table-cell office:value-type="float" office:value="0.0000001664">
            <text:p>1,664E-007</text:p>
          </table:table-cell>
          <table:table-cell office:value-type="float" office:value="0.3152920493">
            <text:p>0,3152920493</text:p>
          </table:table-cell>
          <table:table-cell office:value-type="float" office:value="0.0000016832">
            <text:p>1,6832E-006</text:p>
          </table:table-cell>
          <table:table-cell table:formula="of:=ABS([.E26]-[.D26])" office:value-type="float" office:value="0.0199680865">
            <text:p>0,01996808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785628256">
            <text:p>0,2785628256</text:p>
          </table:table-cell>
          <table:table-cell office:value-type="float" office:value="0.1836278805">
            <text:p>0,1836278805</text:p>
          </table:table-cell>
          <table:table-cell office:value-type="float" office:value="0.0429674294">
            <text:p>0,0429674294</text:p>
          </table:table-cell>
          <table:table-cell office:value-type="float" office:value="0.0236343086">
            <text:p>0,0236343086</text:p>
          </table:table-cell>
          <table:table-cell office:value-type="float" office:value="0.0066287879">
            <text:p>0,0066287879</text:p>
          </table:table-cell>
          <table:table-cell office:value-type="float" office:value="0.0000001495">
            <text:p>1,495E-007</text:p>
          </table:table-cell>
          <table:table-cell office:value-type="float" office:value="0.0096934054">
            <text:p>0,0096934054</text:p>
          </table:table-cell>
          <table:table-cell office:value-type="float" office:value="0.0000000727">
            <text:p>7,27E-008</text:p>
          </table:table-cell>
          <table:table-cell office:value-type="float" office:value="0.3447744181">
            <text:p>0,3447744181</text:p>
          </table:table-cell>
          <table:table-cell office:value-type="float" office:value="0.0000001381">
            <text:p>1,381E-007</text:p>
          </table:table-cell>
          <table:table-cell office:value-type="float" office:value="0.3150803071">
            <text:p>0,3150803071</text:p>
          </table:table-cell>
          <table:table-cell office:value-type="float" office:value="0.0000017887">
            <text:p>1,7887E-006</text:p>
          </table:table-cell>
          <table:table-cell table:formula="of:=ABS([.E27]-[.D27])" office:value-type="float" office:value="0.0193331208">
            <text:p>0,01933312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09/07/2018</text:date>, <text:time>11:3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9T11:32:08.82</dc:date>
    <meta:generator>OpenOffice/4.1.5$Win32 OpenOffice.org_project/415m1$Build-9789</meta:generator>
    <meta:editing-duration>PT15M49S</meta:editing-duration>
    <meta:editing-cycles>1</meta:editing-cycles>
    <meta:document-statistic meta:table-count="1" meta:cell-count="3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37cm" svg:height="11.722cm" xlink:href=".." xlink:type="simple" chart:class="chart:line" chart:column-mapping="0 4 1 2 3" chart:style-name="ch1">
        <chart:legend chart:legend-position="end" svg:x="32.645cm" svg:y="4.501cm" style:legend-expansion="high" chart:style-name="ch2"/>
        <chart:plot-area chart:style-name="ch3" table:cell-range-address="Sheet1.A1:Sheet1.E27 Sheet1.N1:Sheet1.N27" chart:data-source-has-labels="both" svg:x="1.177cm" svg:y="1.071cm" svg:width="30.014cm" svg:height="9.997cm">
          <chartooo:coordinate-region svg:x="1.904cm" svg:y="1.284cm" svg:width="29.194cm" svg:height="9.111cm"/>
          <chart:axis chart:dimension="x" chart:name="primary-x" chart:style-name="ch4" chartooo:axis-type="auto">
            <chartooo:date-scale/>
            <chart:categories table:cell-range-address="Sheet1.A2:Sheet1.A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7" chart:label-cell-address="Sheet1.B1:Sheet1.B1" chart:class="chart:line">
            <chart:data-point chart:repeated="26"/>
          </chart:series>
          <chart:series chart:style-name="ch7" chart:values-cell-range-address="Sheet1.N2:Sheet1.N27" chart:label-cell-address="Sheet1.N1:Sheet1.N1" chart:class="chart:line">
            <chart:data-point chart:repeated="26"/>
          </chart:series>
          <chart:series chart:style-name="ch8" chart:values-cell-range-address="Sheet1.C2:Sheet1.C27" chart:label-cell-address="Sheet1.C1:Sheet1.C1" chart:class="chart:line">
            <chart:data-point chart:repeated="26"/>
          </chart:series>
          <chart:series chart:style-name="ch9" chart:values-cell-range-address="Sheet1.D2:Sheet1.D27" chart:label-cell-address="Sheet1.D1:Sheet1.D1" chart:class="chart:line">
            <chart:data-point chart:repeated="26"/>
          </chart:series>
          <chart:series chart:style-name="ch10" chart:values-cell-range-address="Sheet1.E2:Sheet1.E27" chart:label-cell-address="Sheet1.E1:Sheet1.E1" chart:class="chart:line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_pred</text:p>
                <draw:g>
                  <svg:desc>Sheet1.B1:Sheet1.B1</svg:desc>
                </draw:g>
              </table:table-cell>
              <table:table-cell office:value-type="string">
                <text:p>correct_diff</text:p>
                <draw:g>
                  <svg:desc>Sheet1.N1:Sheet1.N1</svg:desc>
                </draw:g>
              </table:table-cell>
              <table:table-cell office:value-type="string">
                <text:p>rmse_kt</text:p>
                <draw:g>
                  <svg:desc>Sheet1.C1:Sheet1.C1</svg:desc>
                </draw:g>
              </table:table-cell>
              <table:table-cell office:value-type="string">
                <text:p>corrects_karma</text:p>
                <draw:g>
                  <svg:desc>Sheet1.D1:Sheet1.D1</svg:desc>
                </draw:g>
              </table:table-cell>
              <table:table-cell office:value-type="string">
                <text:p>corrects_pred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27</svg:desc>
                </draw:g>
              </table:table-cell>
              <table:table-cell office:value-type="float" office:value="0.2785628256">
                <text:p>0.2785628256</text:p>
                <draw:g>
                  <svg:desc>Sheet1.B2:Sheet1.B27</svg:desc>
                </draw:g>
              </table:table-cell>
              <table:table-cell office:value-type="float" office:value="0">
                <text:p>0</text:p>
                <draw:g>
                  <svg:desc>Sheet1.N2:Sheet1.N27</svg:desc>
                </draw:g>
              </table:table-cell>
              <table:table-cell office:value-type="float" office:value="0.1882980557">
                <text:p>0.1882980557</text:p>
                <draw:g>
                  <svg:desc>Sheet1.C2:Sheet1.C27</svg:desc>
                </draw:g>
              </table:table-cell>
              <table:table-cell office:value-type="float" office:value="1">
                <text:p>1</text:p>
                <draw:g>
                  <svg:desc>Sheet1.D2:Sheet1.D27</svg:desc>
                </draw:g>
              </table:table-cell>
              <table:table-cell office:value-type="float" office:value="1">
                <text:p>1</text:p>
                <draw:g>
                  <svg:desc>Sheet1.E2:Sheet1.E27</svg:desc>
                </draw:g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2785628256">
                <text:p>0.2785628256</text:p>
              </table:table-cell>
              <table:table-cell office:value-type="float" office:value="0.3823653198">
                <text:p>0.3823653198</text:p>
              </table:table-cell>
              <table:table-cell office:value-type="float" office:value="0.1882980557">
                <text:p>0.1882980557</text:p>
              </table:table-cell>
              <table:table-cell office:value-type="float" office:value="0.6176346802">
                <text:p>0.61763468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0.2785628256">
                <text:p>0.2785628256</text:p>
              </table:table-cell>
              <table:table-cell office:value-type="float" office:value="0.4834431904">
                <text:p>0.4834431904</text:p>
              </table:table-cell>
              <table:table-cell office:value-type="float" office:value="0.0074524847">
                <text:p>0.0074524847</text:p>
              </table:table-cell>
              <table:table-cell office:value-type="float" office:value="0.4033671315">
                <text:p>0.4033671315</text:p>
              </table:table-cell>
              <table:table-cell office:value-type="float" office:value="0.8868103219">
                <text:p>0.8868103219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0.2785628256">
                <text:p>0.2785628256</text:p>
              </table:table-cell>
              <table:table-cell office:value-type="float" office:value="0.5290695863">
                <text:p>0.5290695863</text:p>
              </table:table-cell>
              <table:table-cell office:value-type="float" office:value="0.011677856">
                <text:p>0.011677856</text:p>
              </table:table-cell>
              <table:table-cell office:value-type="float" office:value="0.3101815736">
                <text:p>0.3101815736</text:p>
              </table:table-cell>
              <table:table-cell office:value-type="float" office:value="0.8392511599">
                <text:p>0.8392511599</text:p>
              </table:table-cell>
            </table:table-row>
            <table:table-row>
              <table:table-cell office:value-type="float" office:value="0.16">
                <text:p>0</text:p>
              </table:table-cell>
              <table:table-cell office:value-type="float" office:value="0.2785628256">
                <text:p>0.2785628256</text:p>
              </table:table-cell>
              <table:table-cell office:value-type="float" office:value="0.4090503937">
                <text:p>0.4090503937</text:p>
              </table:table-cell>
              <table:table-cell office:value-type="float" office:value="0.0315054318">
                <text:p>0.0315054318</text:p>
              </table:table-cell>
              <table:table-cell office:value-type="float" office:value="0.2426803136">
                <text:p>0.2426803136</text:p>
              </table:table-cell>
              <table:table-cell office:value-type="float" office:value="0.6517307073">
                <text:p>0.6517307073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2785628256">
                <text:p>0.2785628256</text:p>
              </table:table-cell>
              <table:table-cell office:value-type="float" office:value="0.3199463883">
                <text:p>0.3199463883</text:p>
              </table:table-cell>
              <table:table-cell office:value-type="float" office:value="0.0579660331">
                <text:p>0.0579660331</text:p>
              </table:table-cell>
              <table:table-cell office:value-type="float" office:value="0.1971222114">
                <text:p>0.1971222114</text:p>
              </table:table-cell>
              <table:table-cell office:value-type="float" office:value="0.5170685997">
                <text:p>0.5170685997</text:p>
              </table:table-cell>
            </table:table-row>
            <table:table-row>
              <table:table-cell office:value-type="float" office:value="0.24">
                <text:p>0</text:p>
              </table:table-cell>
              <table:table-cell office:value-type="float" office:value="0.2785628256">
                <text:p>0.2785628256</text:p>
              </table:table-cell>
              <table:table-cell office:value-type="float" office:value="0.202514531">
                <text:p>0.202514531</text:p>
              </table:table-cell>
              <table:table-cell office:value-type="float" office:value="0.0979247537">
                <text:p>0.0979247537</text:p>
              </table:table-cell>
              <table:table-cell office:value-type="float" office:value="0.1655558868">
                <text:p>0.1655558868</text:p>
              </table:table-cell>
              <table:table-cell office:value-type="float" office:value="0.3680704178">
                <text:p>0.3680704178</text:p>
              </table:table-cell>
            </table:table-row>
            <table:table-row>
              <table:table-cell office:value-type="float" office:value="0.28">
                <text:p>0</text:p>
              </table:table-cell>
              <table:table-cell office:value-type="float" office:value="0.2785628256">
                <text:p>0.2785628256</text:p>
              </table:table-cell>
              <table:table-cell office:value-type="float" office:value="0.1255783101">
                <text:p>0.1255783101</text:p>
              </table:table-cell>
              <table:table-cell office:value-type="float" office:value="0.1306471284">
                <text:p>0.1306471284</text:p>
              </table:table-cell>
              <table:table-cell office:value-type="float" office:value="0.1424089929">
                <text:p>0.1424089929</text:p>
              </table:table-cell>
              <table:table-cell office:value-type="float" office:value="0.267987303">
                <text:p>0.267987303</text:p>
              </table:table-cell>
            </table:table-row>
            <table:table-row>
              <table:table-cell office:value-type="float" office:value="0.32">
                <text:p>0</text:p>
              </table:table-cell>
              <table:table-cell office:value-type="float" office:value="0.2785628256">
                <text:p>0.2785628256</text:p>
              </table:table-cell>
              <table:table-cell office:value-type="float" office:value="0.0733995463">
                <text:p>0.0733995463</text:p>
              </table:table-cell>
              <table:table-cell office:value-type="float" office:value="0.1455688998">
                <text:p>0.1455688998</text:p>
              </table:table-cell>
              <table:table-cell office:value-type="float" office:value="0.1256057779">
                <text:p>0.1256057779</text:p>
              </table:table-cell>
              <table:table-cell office:value-type="float" office:value="0.1990053242">
                <text:p>0.1990053242</text:p>
              </table:table-cell>
            </table:table-row>
            <table:table-row>
              <table:table-cell office:value-type="float" office:value="0.36">
                <text:p>0</text:p>
              </table:table-cell>
              <table:table-cell office:value-type="float" office:value="0.2785628256">
                <text:p>0.2785628256</text:p>
              </table:table-cell>
              <table:table-cell office:value-type="float" office:value="0.0387462089">
                <text:p>0.0387462089</text:p>
              </table:table-cell>
              <table:table-cell office:value-type="float" office:value="0.1555141755">
                <text:p>0.1555141755</text:p>
              </table:table-cell>
              <table:table-cell office:value-type="float" office:value="0.1119070767">
                <text:p>0.1119070767</text:p>
              </table:table-cell>
              <table:table-cell office:value-type="float" office:value="0.1506532856">
                <text:p>0.1506532856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2785628256">
                <text:p>0.2785628256</text:p>
              </table:table-cell>
              <table:table-cell office:value-type="float" office:value="0.0144961984">
                <text:p>0.0144961984</text:p>
              </table:table-cell>
              <table:table-cell office:value-type="float" office:value="0.1641252305">
                <text:p>0.1641252305</text:p>
              </table:table-cell>
              <table:table-cell office:value-type="float" office:value="0.1007624845">
                <text:p>0.1007624845</text:p>
              </table:table-cell>
              <table:table-cell office:value-type="float" office:value="0.1152586829">
                <text:p>0.1152586829</text:p>
              </table:table-cell>
            </table:table-row>
            <table:table-row>
              <table:table-cell office:value-type="float" office:value="0.44">
                <text:p>0</text:p>
              </table:table-cell>
              <table:table-cell office:value-type="float" office:value="0.2785628256">
                <text:p>0.2785628256</text:p>
              </table:table-cell>
              <table:table-cell office:value-type="float" office:value="0.00109090199999999">
                <text:p>0.00109090199999999</text:p>
              </table:table-cell>
              <table:table-cell office:value-type="float" office:value="0.1703812569">
                <text:p>0.1703812569</text:p>
              </table:table-cell>
              <table:table-cell office:value-type="float" office:value="0.0926532888">
                <text:p>0.0926532888</text:p>
              </table:table-cell>
              <table:table-cell office:value-type="float" office:value="0.0915623868">
                <text:p>0.0915623868</text:p>
              </table:table-cell>
            </table:table-row>
            <table:table-row>
              <table:table-cell office:value-type="float" office:value="0.48">
                <text:p>0</text:p>
              </table:table-cell>
              <table:table-cell office:value-type="float" office:value="0.2785628256">
                <text:p>0.2785628256</text:p>
              </table:table-cell>
              <table:table-cell office:value-type="float" office:value="0.0107803175">
                <text:p>0.0107803175</text:p>
              </table:table-cell>
              <table:table-cell office:value-type="float" office:value="0.1740292332">
                <text:p>0.1740292332</text:p>
              </table:table-cell>
              <table:table-cell office:value-type="float" office:value="0.0852977089">
                <text:p>0.0852977089</text:p>
              </table:table-cell>
              <table:table-cell office:value-type="float" office:value="0.0745173914">
                <text:p>0.0745173914</text:p>
              </table:table-cell>
            </table:table-row>
            <table:table-row>
              <table:table-cell office:value-type="float" office:value="0.52">
                <text:p>0</text:p>
              </table:table-cell>
              <table:table-cell office:value-type="float" office:value="0.2785628256">
                <text:p>0.2785628256</text:p>
              </table:table-cell>
              <table:table-cell office:value-type="float" office:value="0.0148622177">
                <text:p>0.0148622177</text:p>
              </table:table-cell>
              <table:table-cell office:value-type="float" office:value="0.1754516394">
                <text:p>0.1754516394</text:p>
              </table:table-cell>
              <table:table-cell office:value-type="float" office:value="0.079400217">
                <text:p>0.079400217</text:p>
              </table:table-cell>
              <table:table-cell office:value-type="float" office:value="0.0645379993">
                <text:p>0.0645379993</text:p>
              </table:table-cell>
            </table:table-row>
            <table:table-row>
              <table:table-cell office:value-type="float" office:value="0.56">
                <text:p>0</text:p>
              </table:table-cell>
              <table:table-cell office:value-type="float" office:value="0.2785628256">
                <text:p>0.2785628256</text:p>
              </table:table-cell>
              <table:table-cell office:value-type="float" office:value="0.0165601017">
                <text:p>0.0165601017</text:p>
              </table:table-cell>
              <table:table-cell office:value-type="float" office:value="0.1769949412">
                <text:p>0.1769949412</text:p>
              </table:table-cell>
              <table:table-cell office:value-type="float" office:value="0.0738287006">
                <text:p>0.0738287006</text:p>
              </table:table-cell>
              <table:table-cell office:value-type="float" office:value="0.0572685989">
                <text:p>0.0572685989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2785628256">
                <text:p>0.2785628256</text:p>
              </table:table-cell>
              <table:table-cell office:value-type="float" office:value="0.018411829">
                <text:p>0.018411829</text:p>
              </table:table-cell>
              <table:table-cell office:value-type="float" office:value="0.1778616088">
                <text:p>0.1778616088</text:p>
              </table:table-cell>
              <table:table-cell office:value-type="float" office:value="0.0693190224">
                <text:p>0.0693190224</text:p>
              </table:table-cell>
              <table:table-cell office:value-type="float" office:value="0.0509071934">
                <text:p>0.0509071934</text:p>
              </table:table-cell>
            </table:table-row>
            <table:table-row>
              <table:table-cell office:value-type="float" office:value="0.64">
                <text:p>0</text:p>
              </table:table-cell>
              <table:table-cell office:value-type="float" office:value="0.2785628256">
                <text:p>0.2785628256</text:p>
              </table:table-cell>
              <table:table-cell office:value-type="float" office:value="0.0204514456">
                <text:p>0.0204514456</text:p>
              </table:table-cell>
              <table:table-cell office:value-type="float" office:value="0.1791972411">
                <text:p>0.1791972411</text:p>
              </table:table-cell>
              <table:table-cell office:value-type="float" office:value="0.0654263826">
                <text:p>0.0654263826</text:p>
              </table:table-cell>
              <table:table-cell office:value-type="float" office:value="0.044974937">
                <text:p>0.044974937</text:p>
              </table:table-cell>
            </table:table-row>
            <table:table-row>
              <table:table-cell office:value-type="float" office:value="0.68">
                <text:p>0</text:p>
              </table:table-cell>
              <table:table-cell office:value-type="float" office:value="0.2785628256">
                <text:p>0.2785628256</text:p>
              </table:table-cell>
              <table:table-cell office:value-type="float" office:value="0.0211705762">
                <text:p>0.0211705762</text:p>
              </table:table-cell>
              <table:table-cell office:value-type="float" office:value="0.1801955794">
                <text:p>0.1801955794</text:p>
              </table:table-cell>
              <table:table-cell office:value-type="float" office:value="0.0618426885">
                <text:p>0.0618426885</text:p>
              </table:table-cell>
              <table:table-cell office:value-type="float" office:value="0.0406721123">
                <text:p>0.0406721123</text:p>
              </table:table-cell>
            </table:table-row>
            <table:table-row>
              <table:table-cell office:value-type="float" office:value="0.72">
                <text:p>0</text:p>
              </table:table-cell>
              <table:table-cell office:value-type="float" office:value="0.2785628256">
                <text:p>0.2785628256</text:p>
              </table:table-cell>
              <table:table-cell office:value-type="float" office:value="0.0215997522">
                <text:p>0.0215997522</text:p>
              </table:table-cell>
              <table:table-cell office:value-type="float" office:value="0.1812311613">
                <text:p>0.1812311613</text:p>
              </table:table-cell>
              <table:table-cell office:value-type="float" office:value="0.0587568319">
                <text:p>0.0587568319</text:p>
              </table:table-cell>
              <table:table-cell office:value-type="float" office:value="0.0371570797">
                <text:p>0.0371570797</text:p>
              </table:table-cell>
            </table:table-row>
            <table:table-row>
              <table:table-cell office:value-type="float" office:value="0.76">
                <text:p>0</text:p>
              </table:table-cell>
              <table:table-cell office:value-type="float" office:value="0.2785628256">
                <text:p>0.2785628256</text:p>
              </table:table-cell>
              <table:table-cell office:value-type="float" office:value="0.0214279126">
                <text:p>0.0214279126</text:p>
              </table:table-cell>
              <table:table-cell office:value-type="float" office:value="0.181850902">
                <text:p>0.181850902</text:p>
              </table:table-cell>
              <table:table-cell office:value-type="float" office:value="0.0557049516">
                <text:p>0.0557049516</text:p>
              </table:table-cell>
              <table:table-cell office:value-type="float" office:value="0.034277039">
                <text:p>0.034277039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2785628256">
                <text:p>0.2785628256</text:p>
              </table:table-cell>
              <table:table-cell office:value-type="float" office:value="0.021050538">
                <text:p>0.021050538</text:p>
              </table:table-cell>
              <table:table-cell office:value-type="float" office:value="0.1824407207">
                <text:p>0.1824407207</text:p>
              </table:table-cell>
              <table:table-cell office:value-type="float" office:value="0.0531849618">
                <text:p>0.0531849618</text:p>
              </table:table-cell>
              <table:table-cell office:value-type="float" office:value="0.0321344238">
                <text:p>0.0321344238</text:p>
              </table:table-cell>
            </table:table-row>
            <table:table-row>
              <table:table-cell office:value-type="float" office:value="0.84">
                <text:p>0</text:p>
              </table:table-cell>
              <table:table-cell office:value-type="float" office:value="0.2785628256">
                <text:p>0.2785628256</text:p>
              </table:table-cell>
              <table:table-cell office:value-type="float" office:value="0.0211706543">
                <text:p>0.0211706543</text:p>
              </table:table-cell>
              <table:table-cell office:value-type="float" office:value="0.182684374">
                <text:p>0.182684374</text:p>
              </table:table-cell>
              <table:table-cell office:value-type="float" office:value="0.050922516">
                <text:p>0.050922516</text:p>
              </table:table-cell>
              <table:table-cell office:value-type="float" office:value="0.0297518617">
                <text:p>0.0297518617</text:p>
              </table:table-cell>
            </table:table-row>
            <table:table-row>
              <table:table-cell office:value-type="float" office:value="0.88">
                <text:p>0</text:p>
              </table:table-cell>
              <table:table-cell office:value-type="float" office:value="0.2785628256">
                <text:p>0.2785628256</text:p>
              </table:table-cell>
              <table:table-cell office:value-type="float" office:value="0.0205530043">
                <text:p>0.0205530043</text:p>
              </table:table-cell>
              <table:table-cell office:value-type="float" office:value="0.1829079847">
                <text:p>0.1829079847</text:p>
              </table:table-cell>
              <table:table-cell office:value-type="float" office:value="0.0485565908">
                <text:p>0.0485565908</text:p>
              </table:table-cell>
              <table:table-cell office:value-type="float" office:value="0.0280035865">
                <text:p>0.0280035865</text:p>
              </table:table-cell>
            </table:table-row>
            <table:table-row>
              <table:table-cell office:value-type="float" office:value="0.92">
                <text:p>0</text:p>
              </table:table-cell>
              <table:table-cell office:value-type="float" office:value="0.2785628256">
                <text:p>0.2785628256</text:p>
              </table:table-cell>
              <table:table-cell office:value-type="float" office:value="0.0203118125">
                <text:p>0.0203118125</text:p>
              </table:table-cell>
              <table:table-cell office:value-type="float" office:value="0.1831386247">
                <text:p>0.1831386247</text:p>
              </table:table-cell>
              <table:table-cell office:value-type="float" office:value="0.046516332">
                <text:p>0.046516332</text:p>
              </table:table-cell>
              <table:table-cell office:value-type="float" office:value="0.0262045195">
                <text:p>0.0262045195</text:p>
              </table:table-cell>
            </table:table-row>
            <table:table-row>
              <table:table-cell office:value-type="float" office:value="0.96">
                <text:p>0</text:p>
              </table:table-cell>
              <table:table-cell office:value-type="float" office:value="0.2785628256">
                <text:p>0.2785628256</text:p>
              </table:table-cell>
              <table:table-cell office:value-type="float" office:value="0.0199680865">
                <text:p>0.0199680865</text:p>
              </table:table-cell>
              <table:table-cell office:value-type="float" office:value="0.1834537127">
                <text:p>0.1834537127</text:p>
              </table:table-cell>
              <table:table-cell office:value-type="float" office:value="0.0447504641">
                <text:p>0.0447504641</text:p>
              </table:table-cell>
              <table:table-cell office:value-type="float" office:value="0.0247823776">
                <text:p>0.024782377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2785628256">
                <text:p>0.2785628256</text:p>
              </table:table-cell>
              <table:table-cell office:value-type="float" office:value="0.0193331208">
                <text:p>0.0193331208</text:p>
              </table:table-cell>
              <table:table-cell office:value-type="float" office:value="0.1836278805">
                <text:p>0.1836278805</text:p>
              </table:table-cell>
              <table:table-cell office:value-type="float" office:value="0.0429674294">
                <text:p>0.0429674294</text:p>
              </table:table-cell>
              <table:table-cell office:value-type="float" office:value="0.0236343086">
                <text:p>0.02363430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